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4f0d" officeooo:paragraph-rsid="00394f0d"/>
    </style:style>
    <style:style style:name="P2" style:family="paragraph" style:parent-style-name="Text_20_body">
      <style:text-properties officeooo:rsid="003e23ba" officeooo:paragraph-rsid="003e23ba"/>
    </style:style>
    <style:style style:name="P3" style:family="paragraph" style:parent-style-name="Heading_20_2">
      <style:text-properties officeooo:paragraph-rsid="003774df"/>
    </style:style>
    <style:style style:name="P4" style:family="paragraph" style:parent-style-name="Text_20_body">
      <style:text-properties officeooo:rsid="00394f0d" officeooo:paragraph-rsid="003fee97"/>
    </style:style>
    <style:style style:name="P5" style:family="paragraph" style:parent-style-name="Text_20_body">
      <style:text-properties officeooo:rsid="00394f0d" officeooo:paragraph-rsid="00394f0d"/>
    </style:style>
    <style:style style:name="P6" style:family="paragraph" style:parent-style-name="Heading_20_1" style:master-page-name="Right_20_Page">
      <style:paragraph-properties style:page-number="auto"/>
      <style:text-properties officeooo:rsid="00394f0d" officeooo:paragraph-rsid="00394f0d"/>
    </style:style>
    <style:style style:name="P7" style:family="paragraph" style:parent-style-name="Heading_20_3">
      <style:paragraph-properties fo:margin-top="1.9cm" fo:margin-bottom="0.25cm" loext:contextual-spacing="false"/>
    </style:style>
    <style:style style:name="T1" style:family="text">
      <style:text-properties officeooo:rsid="00394f0d"/>
    </style:style>
    <style:style style:name="T2" style:family="text">
      <style:text-properties officeooo:rsid="003bfd45"/>
    </style:style>
    <style:style style:name="T3" style:family="text">
      <style:text-properties officeooo:rsid="003e23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ake Me Home (Country Roads)</text:h>
      <text:p text:style-name="P3">(<text:span text:style-name="T1">John Denver</text:span>)</text:p>
      <text:p text:style-name="P2">Capo 2</text:p>
      <text:p text:style-name="Heading_20_3">[<text:span text:style-name="T2">VERSE</text:span> 1]</text:p>
      <text:p text:style-name="P1">D <text:s text:c="12"/>Bm <text:s text:c="12"/>A </text:p>
      <text:p text:style-name="P1"><text:s/>Almost Heaven; West Virginia, </text:p>
      <text:p text:style-name="P1"><text:s text:c="25"/>G <text:s text:c="13"/>D</text:p>
      <text:p text:style-name="P1">Blue Ridge Mountains, Shenandoah River.</text:p>
      <text:p text:style-name="P1">D <text:s text:c="17"/>Bm <text:s text:c="19"/></text:p>
      <text:p text:style-name="P1"><text:s/>Life is old here, older than the trees, </text:p>
      <text:p text:style-name="P1"><text:s text:c="2"/>A <text:s text:c="26"/>G <text:s text:c="12"/>D</text:p>
      <text:p text:style-name="P1">younger than the mountains, Blowin like a breeze.</text:p>
      <text:p text:style-name="Heading_20_3">[<text:span text:style-name="T2">CHORUS</text:span>]</text:p>
      <text:p text:style-name="P4"><text:s text:c="9"/>D <text:s text:c="13"/>A <text:s text:c="11"/>Bm <text:s text:c="8"/>G</text:p>
      <text:p text:style-name="P4">Country Roads, take me home, to the place, I belong,</text:p>
      <text:p text:style-name="P4"><text:s text:c="9"/>D <text:s text:c="14"/>A <text:s text:c="3"/></text:p>
      <text:p text:style-name="P4">West Virginia, mountain mama,</text:p>
      <text:p text:style-name="P4"><text:s text:c="9"/>G <text:s text:c="12"/>D</text:p>
      <text:p text:style-name="P4">take me home, country roads</text:p>
      <text:p text:style-name="Heading_20_3">[<text:span text:style-name="T2">VERSE</text:span> 2]</text:p>
      <text:p text:style-name="P1">D <text:s text:c="14"/>Bm <text:s text:c="15"/></text:p>
      <text:p text:style-name="P1"><text:s/>All my memories gather round her,</text:p>
      <text:p text:style-name="P1"><text:s/>A <text:s text:c="16"/>G <text:s text:c="13"/>D</text:p>
      <text:p text:style-name="P1"><text:s/>miner's lady, stranger to blue water</text:p>
      <text:p text:style-name="P1">D <text:s text:c="16"/>Bm <text:s text:c="16"/></text:p>
      <text:p text:style-name="P1"><text:s/>Dark and dusty, painted on the sky, </text:p>
      <text:p text:style-name="P1"><text:s text:c="2"/>A</text:p>
      <text:p text:style-name="P1">misty taste of moonshine,</text:p>
      <text:p text:style-name="P1"><text:s text:c="2"/>G <text:s text:c="11"/>D</text:p>
      <text:p text:style-name="P1">Teardrop in my eye</text:p>
      <text:p text:style-name="P7"><text:soft-page-break/>[<text:span text:style-name="T2">CHORUS</text:span>]</text:p>
      <text:p text:style-name="P4"><text:s text:c="9"/>D <text:s text:c="13"/>A <text:s text:c="11"/>Bm <text:s text:c="8"/>G</text:p>
      <text:p text:style-name="P4">Country Roads, take me home, to the place, I belong,</text:p>
      <text:p text:style-name="P1"><text:s text:c="9"/>D <text:s text:c="14"/>A <text:s text:c="3"/></text:p>
      <text:p text:style-name="P1">West Virginia, mountain mama,</text:p>
      <text:p text:style-name="P1"><text:s text:c="9"/>G <text:s text:c="12"/>D</text:p>
      <text:p text:style-name="P1">take me home, country roads</text:p>
      <text:p text:style-name="Heading_20_3">[<text:span text:style-name="T2">BRIDGE</text:span>]</text:p>
      <text:p text:style-name="P1">Bm <text:s text:c="10"/>A <text:s text:c="11"/>D</text:p>
      <text:p text:style-name="P1"><text:s/>I hear her voice in the morning hour she calls me,</text:p>
      <text:p text:style-name="P1"><text:s text:c="5"/>G <text:s text:c="6"/>D <text:s text:c="13"/>A</text:p>
      <text:p text:style-name="P1">The radio reminds me of my home far away</text:p>
      <text:p text:style-name="P1"><text:s text:c="5"/>Bm <text:s text:c="14"/>F <text:s text:c="11"/>G</text:p>
      <text:p text:style-name="P1">And driving down the road I get a feeling</text:p>
      <text:p text:style-name="P1"><text:s text:c="9"/>D <text:s text:c="25"/>A <text:s text:c="9"/><text:span text:style-name="T3">A</text:span>7</text:p>
      <text:p text:style-name="P1">That I should have been home yesterday, yesterday</text:p>
      <text:p text:style-name="Heading_20_3">[<text:span text:style-name="T2">CHORUS</text:span>]</text:p>
      <text:p text:style-name="P4"><text:s text:c="9"/>D <text:s text:c="13"/>A <text:s text:c="11"/>Bm <text:s text:c="8"/>G</text:p>
      <text:p text:style-name="P4">Country Roads, take me home, to the place, I belong,</text:p>
      <text:p text:style-name="P4"><text:s text:c="9"/>D <text:s text:c="14"/>A <text:s text:c="3"/></text:p>
      <text:p text:style-name="P4">West Virginia, mountain mama,</text:p>
      <text:p text:style-name="P4"><text:s text:c="9"/>G <text:s text:c="12"/>D</text:p>
      <text:p text:style-name="P4">take me home, country roads</text:p>
      <text:p text:style-name="P4"><text:s text:c="9"/>D <text:s text:c="13"/>A <text:s text:c="11"/>Bm <text:s text:c="8"/>G</text:p>
      <text:p text:style-name="P4">Country Roads, take me home, to the place, I belong,</text:p>
      <text:p text:style-name="P4"><text:s text:c="9"/>D <text:s text:c="14"/>A <text:s text:c="3"/></text:p>
      <text:p text:style-name="P4">West Virginia, mountain mama,</text:p>
      <text:p text:style-name="P4"><text:s text:c="9"/>G <text:s text:c="12"/>D</text:p>
      <text:p text:style-name="P4">take me home, country roads</text:p>
      <text:p text:style-name="P1"><text:s text:c="9"/>A <text:s text:c="12"/>D <text:s text:c="4"/></text:p>
      <text:p text:style-name="P1">Take me home, country roads; </text:p>
      <text:p text:style-name="P1"><text:s text:c="9"/>A <text:s text:c="17"/>D</text:p>
      <text:p text:style-name="P1">take me home, down country r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8H2M5S</meta:editing-duration>
    <meta:editing-cycles>44</meta:editing-cycles>
    <meta:generator>LibreOffice/5.2.7.2$Linux_X86_64 LibreOffice_project/20m0$Build-2</meta:generator>
    <dc:title>Lyrics + Chords</dc:title>
    <dc:date>2018-03-26T17:00:25.171372333</dc:date>
    <meta:print-date>2017-04-03T12:23:29.985893000</meta:print-date>
    <meta:document-statistic meta:table-count="0" meta:image-count="0" meta:object-count="0" meta:page-count="2" meta:paragraph-count="63" meta:word-count="261" meta:character-count="1976" meta:non-whitespace-character-count="9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